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1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cm" svg:height="2cm" svg:x="1.5cm" svg:y="1.5cm">
          <draw:text-box>
            <text:p>Dj tools</text:p>
          </draw:text-box>
        </draw:frame>
        <draw:rect draw:style-name="gr2" draw:text-style-name="P1" draw:layer="layout" svg:width="4cm" svg:height="1cm" svg:x="23.5cm" svg:y="2cm">
          <text:p text:style-name="P1">Albums -&gt;</text:p>
        </draw:rect>
        <draw:rect draw:style-name="gr2" draw:text-style-name="P1" draw:layer="layout" svg:width="6.5cm" svg:height="1cm" svg:x="11.9cm" svg:y="4.4cm">
          <text:p text:style-name="P1">TITRE DE L'ALBUM</text:p>
        </draw:rect>
        <draw:rect draw:style-name="gr2" draw:text-style-name="P1" draw:layer="layout" svg:width="6.5cm" svg:height="1cm" svg:x="11.9cm" svg:y="5.7cm">
          <text:p text:style-name="P1">Année</text:p>
        </draw:rect>
        <draw:rect draw:style-name="gr2" draw:text-style-name="P1" draw:layer="layout" svg:width="6.5cm" svg:height="1cm" svg:x="10.668cm" svg:y="10.802cm">
          <text:p text:style-name="P1">Artiste</text:p>
        </draw:rect>
        <draw:rect draw:style-name="gr2" draw:text-style-name="P3" draw:layer="layout" svg:width="27.7cm" svg:height="2cm" svg:x="1cm" svg:y="18cm">
          <text:p text:style-name="P2">MUSIQUE EN COURS (LUE dans le casque)</text:p>
        </draw:rect>
        <draw:frame draw:style-name="gr3" draw:layer="layout" svg:width="10.741cm" svg:height="1.86cm" svg:x="10.478cm" svg:y="1.677cm">
          <draw:text-box>
            <text:p>AJOUTER UN NOUVEL ALBUM</text:p>
          </draw:text-box>
        </draw:frame>
        <draw:rect draw:style-name="gr4" draw:text-style-name="P1" draw:layer="layout" svg:width="2.75cm" svg:height="0.812cm" svg:x="11.3cm" svg:y="13.1cm">
          <text:p/>
        </draw:rect>
        <draw:rect draw:style-name="gr2" draw:text-style-name="P1" draw:layer="layout" svg:width="5.25cm" svg:height="0.812cm" svg:x="14cm" svg:y="13.1cm">
          <text:p text:style-name="P1">Uplaod image</text:p>
        </draw:rect>
        <draw:rect draw:style-name="gr4" draw:text-style-name="P1" draw:layer="layout" svg:width="2.75cm" svg:height="0.812cm" svg:x="11.3cm" svg:y="7.188cm">
          <text:p/>
        </draw:rect>
        <draw:rect draw:style-name="gr2" draw:text-style-name="P1" draw:layer="layout" svg:width="5.25cm" svg:height="0.812cm" svg:x="13.9cm" svg:y="7.2cm">
          <text:p text:style-name="P1">Uplaod musiques</text:p>
        </draw:rect>
        <draw:rect draw:style-name="gr2" draw:text-style-name="P1" draw:layer="layout" svg:width="21.3cm" svg:height="4.1cm" svg:x="5.6cm" svg:y="8.4cm">
          <text:p/>
        </draw:rect>
        <draw:rect draw:style-name="gr2" draw:text-style-name="P1" draw:layer="layout" svg:width="21.3cm" svg:height="0.9cm" svg:x="5.6cm" svg:y="8.4cm">
          <text:p text:style-name="P1">Musiques ajoutés :</text:p>
        </draw:rect>
        <draw:rect draw:style-name="gr2" draw:text-style-name="P1" draw:layer="layout" svg:width="19.9cm" svg:height="1cm" svg:x="6.2cm" svg:y="9.6cm">
          <text:p text:style-name="P1">1. Musique titre 1</text:p>
        </draw:rect>
        <draw:rect draw:style-name="gr2" draw:text-style-name="P1" draw:layer="layout" svg:width="19.9cm" svg:height="1cm" svg:x="6.2cm" svg:y="10.9cm">
          <text:p text:style-name="P1">2. Musique titre 2</text:p>
        </draw:rect>
        <draw:rect draw:style-name="gr2" draw:text-style-name="P1" draw:layer="layout" svg:width="6.5cm" svg:height="1cm" svg:x="12.5cm" svg:y="15.5cm">
          <text:p text:style-name="P1">Validé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9M41S</meta:editing-duration>
    <meta:editing-cycles>7</meta:editing-cycles>
    <meta:generator>OpenOffice/4.1.1$Win32 OpenOffice.org_project/411m6$Build-9775</meta:generator>
    <dc:date>2019-11-06T10:27:40.53</dc:date>
    <meta:document-statistic meta:object-count="16"/>
  </office:meta>
</office:document-meta>
</file>